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se" fo:country="NO"/>
    </style:style>
    <style:style style:name="P2" style:family="paragraph" style:parent-style-name="Text_20_body">
      <style:text-properties fo:language="se" fo:country="NO" officeooo:rsid="0009f840" officeooo:paragraph-rsid="0009f840" style:font-size-asian="10.5pt"/>
    </style:style>
    <style:style style:name="P3" style:family="paragraph" style:parent-style-name="Text_20_body">
      <style:text-properties fo:language="se" fo:country="NO" officeooo:paragraph-rsid="0009f840"/>
    </style:style>
    <style:style style:name="P4" style:family="paragraph" style:parent-style-name="Heading_20_3">
      <style:text-properties fo:language="fi" fo:country="FI" fo:font-weight="bold" officeooo:paragraph-rsid="0009f840"/>
    </style:style>
    <style:style style:name="P5" style:family="paragraph" style:parent-style-name="Text_20_body">
      <style:text-properties fo:language="se" fo:country="NO" officeooo:rsid="0009f840" officeooo:paragraph-rsid="0018a033" style:font-size-asian="10.5pt"/>
    </style:style>
    <style:style style:name="P6" style:family="paragraph" style:parent-style-name="Text_20_body">
      <style:text-properties fo:language="se" fo:country="NO" officeooo:paragraph-rsid="0018a03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f840" style:font-size-asian="10.5pt" style:font-weight-asian="bold" style:font-weight-complex="bold"/>
    </style:style>
    <style:style style:name="T3" style:family="text">
      <style:text-properties officeooo:rsid="0009f840" style:font-size-asian="10.5pt"/>
    </style:style>
    <style:style style:name="T4" style:family="text">
      <style:text-properties officeooo:rsid="001480a8" style:font-size-asian="10.5pt"/>
    </style:style>
    <style:style style:name="T5" style:family="text">
      <style:text-properties officeooo:rsid="0017c80b"/>
    </style:style>
    <style:style style:name="T6" style:family="text">
      <style:text-properties officeooo:rsid="001480a8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/>
      <text:p text:style-name="P3"><text:span text:style-name="T3">De lea jearaldat goabbá or</text:span><text:span text:style-name="T4">rr</text:span><text:span text:style-name="T3">u eanemus jierpmálaš.</text:span></text:p>
      <text:p text:style-name="P2">Heajat lea buot <text:span text:style-name="T1">eanemus</text:span> vuoiggalaš <text:span text:style-name="T5">vuogit</text:span> čájehit kultuvrra.</text:p>
      <text:p text:style-name="P1">Go áhčči boahtá de mii<text:span text:style-name="T5">, herskkostallat</text:span>.</text:p>
      <text:p text:style-name="P1">Johan Somby gii čohkká guoras muitala ahte Bossogobis dat lei eanemus garas dat sámevašši.</text:p>
      <text:p text:style-name="P1">Ovddádusbellodat lea negatiiva dán ovdáneapmái mii duhtada d</text:p>
      <text:p text:style-name="P6"><text:span text:style-name="T3">De lea jearaldat goabbá or</text:span><text:span text:style-name="T4">rr</text:span><text:span text:style-name="T3">u eanemus jierpmálaš.</text:span></text:p>
      <text:p text:style-name="P5">Suoma bealde fas beroštit fitnodatoagguma birra , dahje turisma oagguma , ja balahit ahte unnit turistat dagahit unnit dietnasa Suoma davvi giliide , muitala son 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n" fo:country="NO" style:letter-kerning="true" style:font-name-asian="Tahoma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n" fo:country="NO" style:letter-kerning="true" style:font-name-asian="Tahoma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iberation Sans2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iberation Sans2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2" style:font-family-complex="'Liberation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Liberation Sans1" style:font-family-complex="'Liberation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Brubeck Unhammer</meta:initial-creator>
    <meta:creation-date>2018-01-16T15:23:50.277818137</meta:creation-date>
    <dc:date>2018-02-06T14:05:01.429437291</dc:date>
    <dc:creator>Kevin Brubeck Unhammer</dc:creator>
    <meta:editing-duration>PT16M41S</meta:editing-duration>
    <meta:editing-cycles>13</meta:editing-cycles>
    <meta:generator>LibreOffice/5.4.2.2$Linux_X86_64 LibreOffice_project/40m0$Build-2</meta:generator>
    <meta:document-statistic meta:table-count="0" meta:image-count="0" meta:object-count="0" meta:page-count="1" meta:paragraph-count="7" meta:word-count="76" meta:character-count="510" meta:non-whitespace-character-count="441"/>
  </office:meta>
</office:document-meta>
</file>